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/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/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/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/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/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/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/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$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Fluoro.D348]">
            <text:p/>
          </table:table-cell>
          <table:table-cell table:formula="of:=[Fluoro.D349]">
            <text:p/>
          </table:table-cell>
          <table:table-cell table:formula="of:=[$Fluoro.D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E348]">
            <text:p/>
          </table:table-cell>
          <table:table-cell table:formula="of:=[Fluoro.E349]">
            <text:p/>
          </table:table-cell>
          <table:table-cell table:formula="of:=[$Fluoro.E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F348]">
            <text:p/>
          </table:table-cell>
          <table:table-cell table:formula="of:=[Fluoro.F349]">
            <text:p/>
          </table:table-cell>
          <table:table-cell table:formula="of:=[$Fluoro.F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G348]">
            <text:p/>
          </table:table-cell>
          <table:table-cell table:formula="of:=[Fluoro.G349]">
            <text:p/>
          </table:table-cell>
          <table:table-cell table:formula="of:=[$Fluoro.G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H348]">
            <text:p/>
          </table:table-cell>
          <table:table-cell table:formula="of:=[Fluoro.H349]">
            <text:p/>
          </table:table-cell>
          <table:table-cell table:formula="of:=[$Fluoro.H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I348]">
            <text:p/>
          </table:table-cell>
          <table:table-cell table:formula="of:=[Fluoro.I349]">
            <text:p/>
          </table:table-cell>
          <table:table-cell table:formula="of:=[$Fluoro.I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style-name="ce1019" table:formula="of:=[Fluoro.J348]">
            <text:p/>
          </table:table-cell>
          <table:table-cell table:formula="of:=[Fluoro.J349]">
            <text:p/>
          </table:table-cell>
          <table:table-cell table:formula="of:=[$Fluoro.J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K348]">
            <text:p/>
          </table:table-cell>
          <table:table-cell table:formula="of:=[Fluoro.K349]">
            <text:p/>
          </table:table-cell>
          <table:table-cell table:formula="of:=[$Fluoro.K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L348]">
            <text:p/>
          </table:table-cell>
          <table:table-cell table:formula="of:=[Fluoro.L349]">
            <text:p/>
          </table:table-cell>
          <table:table-cell table:formula="of:=[$Fluoro.L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/>
          <table:table-cell table:formula="of:=[Fluoro.M348]">
            <text:p/>
          </table:table-cell>
          <table:table-cell table:formula="of:=[Fluoro.M349]">
            <text:p/>
          </table:table-cell>
          <table:table-cell table:formula="of:=[$Fluoro.M350]">
            <text:p/>
          </table:table-cell>
          <table:table-cell table:number-columns-repeated="2"/>
          <table:table-cell table:style-name="ce1015" table:number-columns-repeated="8"/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19:44:03.42024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1-20T20:08:39.498824101</dc:date>
    <meta:editing-duration>P2DT3H10M44S</meta:editing-duration>
    <meta:editing-cycles>384</meta:editing-cycles>
    <meta:generator>LibreOffice/5.4.3.2$Linux_X86_64 LibreOffice_project/40$Build-2</meta:generator>
    <meta:document-statistic meta:table-count="5" meta:cell-count="66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676cm" svg:width="21.495cm" svg:height="18.018cm">
          <chartooo:coordinate-region svg:x="2.338cm" svg:y="1.836cm" svg:width="20.157cm" svg:height="17.2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594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6.018cm" style:legend-expansion="high" chart:style-name="ch3"/>
        <chart:plot-area chart:style-name="ch4" table:cell-range-address="Tables.R3:Tables.T50 Tables.S2:Tables.T2" chart:data-source-has-labels="row" svg:x="1.423cm" svg:y="1.354cm" svg:width="18.373cm" svg:height="10.432cm">
          <chartooo:coordinate-region svg:x="1.859cm" svg:y="1.514cm" svg:width="17.565cm" svg:height="9.704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53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976cm" style:legend-expansion="high" chart:style-name="ch3"/>
        <chart:plot-area chart:style-name="ch4" table:cell-range-address="Tables.A98:Tables.P100 Tables.B96:Tables.P97" chart:data-source-has-labels="row" svg:x="1.425cm" svg:y="1.408cm" svg:width="18.48cm" svg:height="11.716cm">
          <chartooo:coordinate-region svg:x="2.337cm" svg:y="1.568cm" svg:width="16.958cm" svg:height="10.988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58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64cm" style:legend-expansion="high" chart:style-name="ch3"/>
        <chart:plot-area chart:style-name="ch4" table:cell-range-address="Tables.Z3:Tables.AB50 Tables.AA2:Tables.AB2" chart:data-source-has-labels="row" svg:x="1.423cm" svg:y="1.366cm" svg:width="18.373cm" svg:height="10.706cm">
          <chartooo:coordinate-region svg:x="1.859cm" svg:y="1.526cm" svg:width="17.565cm" svg:height="9.978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02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4.001cm" style:legend-expansion="high" chart:style-name="ch3"/>
        <chart:plot-area chart:style-name="ch4" table:cell-range-address="Tables.A106:Tables.P108 Tables.B104:Tables.P105" chart:data-source-has-labels="row" svg:x="1.425cm" svg:y="1.41cm" svg:width="18.48cm" svg:height="11.763cm">
          <chartooo:coordinate-region svg:x="2.337cm" svg:y="1.57cm" svg:width="16.958cm" svg:height="11.035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7.983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392cm" svg:width="22.301cm" svg:height="11.35cm">
          <chartooo:coordinate-region svg:x="1.376cm" svg:y="1.552cm" svg:width="21.108cm" svg:height="10.622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394cm" svg:width="21.944cm" svg:height="11.349cm">
          <chartooo:coordinate-region svg:x="1.078cm" svg:y="1.554cm" svg:width="21.136cm" svg:height="10.621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